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3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29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0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6" table:default-cell-style-name="ce54"/>
        <table:table-column table:style-name="co8" table:default-cell-style-name="ce54"/>
        <table:table-column table:style-name="co9" table:number-columns-repeated="55" table:default-cell-style-name="ce54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85" calcext:value-type="float">
            <text:p>185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7-22" calcext:value-type="date">
            <text:p>22/07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obs. 7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20" calcext:value-type="float">
            <text:p>1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1" calcext:value-type="float">
            <text:p>91,00</text:p>
          </table:table-cell>
          <table:table-cell table:style-name="ce104" office:value-type="date" office:date-value="2025-08-27" calcext:value-type="date">
            <text:p>27/08/2025</text:p>
          </table:table-cell>
          <table:table-cell table:style-name="ce87" table:formula="of:=[.C18]-[.F18]" office:value-type="float" office:value="29" calcext:value-type="float">
            <text:p>29,00</text:p>
          </table:table-cell>
          <table:table-cell table:style-name="ce98" office:value-type="string" calcext:value-type="string">
            <text:p>(obs. 8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9]-[.F1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0]-[.F2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1]-[.F2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2]-[.F2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3]-[.F2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4]-[.F2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5]-[.F2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6]-[.F2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30]-[.F30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31]-[.F31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2]-[.F3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3]-[.F3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4]-[.F3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Mens. 07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5]-[.F3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8-31" calcext:value-type="date">
            <text:p>31/08/2025</text:p>
          </table:table-cell>
          <table:table-cell table:style-name="ce63" office:value-type="string" calcext:value-type="string">
            <text:p>Mens. 08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6]-[.F36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style-name="Default"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36])" office:value-type="float" office:value="1979" calcext:value-type="float">
            <text:p>1.979,00</text:p>
          </table:table-cell>
          <table:table-cell table:style-name="ce97"/>
          <table:table-cell table:style-name="ce108" table:number-columns-repeated="55"/>
        </table:table-row>
        <table:table-row table:style-name="ro4">
          <table:table-cell table:style-name="ce4" office:value-type="string" calcext:value-type="string" table:number-columns-spanned="3" table:number-rows-spanned="1">
            <text:p>OBSERVAÇÕES</text:p>
          </table:table-cell>
          <table:covered-table-cell table:number-columns-repeated="2" table:style-name="Default"/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4">
          <table:table-cell table:style-name="ce5"/>
          <table:table-cell table:style-name="ce16" office:value-type="string" calcext:value-type="string">
            <text:p>(obs. 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96"/>
          <table:table-cell table:style-name="ce99"/>
          <table:table-cell table:style-name="ce10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ce10"/>
          <table:table-cell table:style-name="ce17" office:value-type="string" calcext:value-type="string">
            <text:p>(obs. 2) 06/03 – R$ 13,00 (x3) = </text:p>
          </table:table-cell>
          <table:table-cell table:style-name="ce30" office:value-type="currency" office:currency="BRL" office:value="39" calcext:value-type="currency">
            <text:p>R$ 39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ce7"/>
          <table:table-cell table:style-name="ce18" office:value-type="string" calcext:value-type="string">
            <text:p>14/03 – R$ 13,00 (x2) = </text:p>
          </table:table-cell>
          <table:table-cell table:style-name="ce31" office:value-type="currency" office:currency="BRL" office:value="26" calcext:value-type="currency">
            <text:p>R$ 26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3">
          <table:table-cell table:style-name="ce7"/>
          <table:table-cell table:style-name="ce18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93"/>
          <table:table-cell table:style-name="ce101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29" table:formula="of:=SUM([.C40:.C42])" office:value-type="currency" office:currency="BRL" office:value="104" calcext:value-type="currency">
            <text:p>R$ 104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10"/>
          <table:table-cell table:style-name="ce17" office:value-type="string" calcext:value-type="string">
            <text:p>(obs. 7) 07/07 – pago em água (2) = </text:p>
          </table:table-cell>
          <table:table-cell table:style-name="ce30" office:value-type="currency" office:currency="BRL" office:value="26" calcext:value-type="currency">
            <text:p>R$ 26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7"/>
          <table:table-cell table:style-name="ce18" office:value-type="string" calcext:value-type="string">
            <text:p>22/07 – pago em água (3) = </text:p>
          </table:table-cell>
          <table:table-cell table:style-name="ce31" office:value-type="currency" office:currency="BRL" office:value="39" calcext:value-type="currency">
            <text:p>R$ 39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11"/>
          <table:table-cell table:style-name="ce19" office:value-type="string" calcext:value-type="string">
            <text:p>TOTAL = </text:p>
          </table:table-cell>
          <table:table-cell table:style-name="ce32" table:formula="of:=SUM([.C48:.C49])" office:value-type="currency" office:currency="BRL" office:value="65" calcext:value-type="currency">
            <text:p>R$ 65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"/>
          <table:table-cell table:style-name="ce16" office:value-type="string" calcext:value-type="string">
            <text:p>(obs. 8) 27/08 – pago em água (7) = </text:p>
          </table:table-cell>
          <table:table-cell table:style-name="ce88" office:value-type="currency" office:currency="BRL" office:value="91" calcext:value-type="currency">
            <text:p>R$ 91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 table:number-rows-repeated="31978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number-columns-repeated="3"/>
          <table:table-cell table:style-name="ce108" table:number-columns-repeated="55"/>
        </table:table-row>
        <table:table-row table:style-name="ro5" table:number-rows-repeated="101654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4:51.289576306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4:51.2944271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9-02T10:47:09.830019009</dc:date>
    <dc:language>pt-PT</dc:language>
    <meta:editing-cycles>439</meta:editing-cycles>
    <meta:editing-duration>PT13H18M4S</meta:editing-duration>
    <meta:print-date>2025-05-27T15:50:39.529745867</meta:print-date>
    <meta:document-statistic meta:table-count="1" meta:cell-count="287" meta:object-count="0"/>
    <meta:user-defined meta:name="Info 0"/>
    <meta:user-defined meta:name="Info 1"/>
    <meta:user-defined meta:name="Info 2"/>
    <meta:user-defined meta:name="Info 3"/>
  </office:meta>
</office:document-meta>
</file>